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5">
            <text:p>1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1.2f</text:p>
          </table:table-cell>
          <table:table-cell office:value-type="string">
            <text:p>0.10f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7.0f</text:p>
          </table:table-cell>
          <table:table-cell office:value-type="string">
            <text:p>0.30f</text:p>
          </table:table-cell>
          <table:table-cell office:value-type="string">
            <text:p>0.10f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3/25/2015</text:date>, <text:time>02:1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25T02:12:42.17</dc:date>
    <dc:creator>Wister </dc:creator>
    <meta:editing-duration>PT14M56S</meta:editing-duration>
    <meta:editing-cycles>18</meta:editing-cycles>
    <meta:document-statistic meta:table-count="1" meta:cell-count="42" meta:object-count="0"/>
  </office:meta>
</office:document-meta>
</file>